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ubtitle">
      <style:text-properties officeooo:rsid="001ff3ab" officeooo:paragraph-rsid="001ff3ab"/>
    </style:style>
    <style:style style:name="P2" style:family="paragraph" style:parent-style-name="Subtitle">
      <style:text-properties officeooo:paragraph-rsid="001f480f"/>
    </style:style>
    <style:style style:name="P3" style:family="paragraph" style:parent-style-name="Text_20_body">
      <style:text-properties officeooo:rsid="001f480f" officeooo:paragraph-rsid="001f480f"/>
    </style:style>
    <style:style style:name="P4" style:family="paragraph" style:parent-style-name="Text_20_body">
      <style:text-properties style:text-line-through-style="none" style:text-line-through-type="none" officeooo:rsid="001f480f" officeooo:paragraph-rsid="001f480f"/>
    </style:style>
    <style:style style:name="P5" style:family="paragraph" style:parent-style-name="Text_20_body">
      <style:text-properties officeooo:rsid="001ff3ab" officeooo:paragraph-rsid="001ff3ab"/>
    </style:style>
    <style:style style:name="P6" style:family="paragraph" style:parent-style-name="Text_20_body">
      <style:paragraph-properties fo:text-align="end" style:justify-single-word="false"/>
      <style:text-properties officeooo:rsid="001ff3ab" officeooo:paragraph-rsid="001ff3ab"/>
    </style:style>
    <style:style style:name="P7" style:family="paragraph" style:parent-style-name="Text_20_body">
      <style:text-properties officeooo:rsid="00247a5e" officeooo:paragraph-rsid="00247a5e"/>
    </style:style>
    <style:style style:name="P8" style:family="paragraph" style:parent-style-name="Text_20_body">
      <style:text-properties officeooo:paragraph-rsid="00247a5e"/>
    </style:style>
    <style:style style:name="P9" style:family="paragraph" style:parent-style-name="Text_20_body">
      <style:text-properties officeooo:paragraph-rsid="0028d475"/>
    </style:style>
    <style:style style:name="P10" style:family="paragraph" style:parent-style-name="Text_20_body">
      <style:text-properties officeooo:paragraph-rsid="002bffda"/>
    </style:style>
    <style:style style:name="P11" style:family="paragraph" style:parent-style-name="Text_20_body">
      <style:text-properties officeooo:paragraph-rsid="002feeb9"/>
    </style:style>
    <style:style style:name="P12" style:family="paragraph" style:parent-style-name="Text_20_body">
      <style:text-properties officeooo:rsid="0038ecf1" officeooo:paragraph-rsid="0038ecf1"/>
    </style:style>
    <style:style style:name="P13" style:family="paragraph" style:parent-style-name="Text_20_body">
      <style:text-properties officeooo:rsid="003b79f7" officeooo:paragraph-rsid="003b79f7"/>
    </style:style>
    <style:style style:name="P14" style:family="paragraph" style:parent-style-name="Text_20_body">
      <style:text-properties officeooo:rsid="003d812b" officeooo:paragraph-rsid="003d812b"/>
    </style:style>
    <style:style style:name="P15" style:family="paragraph" style:parent-style-name="Text_20_body">
      <style:text-properties officeooo:paragraph-rsid="003d812b"/>
    </style:style>
    <style:style style:name="P16" style:family="paragraph" style:parent-style-name="Text_20_body">
      <style:text-properties fo:font-weight="bold" officeooo:rsid="003fc5d3" officeooo:paragraph-rsid="003fc5d3" style:font-weight-asian="bold" style:font-weight-complex="bold"/>
    </style:style>
    <style:style style:name="P17" style:family="paragraph" style:parent-style-name="Text_20_body">
      <style:text-properties fo:font-weight="bold" officeooo:rsid="00430fca" officeooo:paragraph-rsid="00430fca" style:font-weight-asian="bold" style:font-weight-complex="bold"/>
    </style:style>
    <style:style style:name="P18" style:family="paragraph" style:parent-style-name="Text_20_body">
      <style:text-properties fo:font-weight="normal" officeooo:rsid="003f6752" officeooo:paragraph-rsid="003f6752" style:font-weight-asian="normal" style:font-weight-complex="normal"/>
    </style:style>
    <style:style style:name="P19" style:family="paragraph" style:parent-style-name="Text_20_body">
      <style:text-properties fo:font-weight="normal" officeooo:rsid="00430fca" officeooo:paragraph-rsid="00430fca" style:font-weight-asian="normal" style:font-weight-complex="normal"/>
    </style:style>
    <style:style style:name="P20" style:family="paragraph" style:parent-style-name="Text_20_body">
      <style:text-properties officeooo:paragraph-rsid="003f6752"/>
    </style:style>
    <style:style style:name="P21" style:family="paragraph" style:parent-style-name="Text_20_body">
      <style:text-properties officeooo:rsid="0040d512" officeooo:paragraph-rsid="0040d512"/>
    </style:style>
    <style:style style:name="P22" style:family="paragraph" style:parent-style-name="Title">
      <style:text-properties style:font-name="Liberation Sans" fo:font-size="28pt" fo:font-weight="bold" officeooo:rsid="0022912d" officeooo:paragraph-rsid="0022912d" style:font-name-asian="Nimbus Sans" style:font-size-asian="28pt" style:font-weight-asian="bold" style:font-name-complex="Noto Sans Devanagari" style:font-size-complex="28pt" style:font-weight-complex="bold"/>
    </style:style>
    <style:style style:name="P23" style:family="paragraph" style:parent-style-name="Standard">
      <style:text-properties officeooo:paragraph-rsid="00247a5e"/>
    </style:style>
    <style:style style:name="P24" style:family="paragraph" style:parent-style-name="Standard">
      <style:text-properties fo:color="#000000" loext:opacity="100%" style:font-name="Monospace" fo:font-size="10pt" officeooo:rsid="00247a5e" officeooo:paragraph-rsid="00247a5e" fo:background-color="#e8f2fe" style:font-size-asian="10pt"/>
    </style:style>
    <style:style style:name="P25" style:family="paragraph" style:parent-style-name="Standard">
      <style:text-properties fo:color="#000000" loext:opacity="100%" style:font-name="Monospace" fo:font-size="10pt" officeooo:rsid="0028d475" officeooo:paragraph-rsid="0028d475" fo:background-color="#d4d4d4" style:font-size-asian="10pt"/>
    </style:style>
    <style:style style:name="P26" style:family="paragraph" style:parent-style-name="Standard">
      <style:text-properties fo:color="#000000" loext:opacity="100%" style:font-name="Monospace" fo:font-size="10pt" officeooo:rsid="00247a5e" officeooo:paragraph-rsid="00247a5e" fo:background-color="#d4d4d4" style:font-size-asian="10pt"/>
    </style:style>
    <style:style style:name="P27" style:family="paragraph" style:parent-style-name="Text_20_body">
      <style:text-properties fo:font-weight="normal" officeooo:rsid="003f6752" officeooo:paragraph-rsid="003f6752" style:font-weight-asian="normal" style:font-weight-complex="normal"/>
    </style:style>
    <style:style style:name="P28" style:family="paragraph" style:parent-style-name="Text_20_body">
      <style:text-properties fo:font-weight="normal" officeooo:paragraph-rsid="003d812b" style:font-weight-asian="normal" style:font-weight-complex="normal"/>
    </style:style>
    <style:style style:name="P29" style:family="paragraph" style:parent-style-name="Text_20_body">
      <style:text-properties fo:font-weight="normal" officeooo:rsid="004085e9" officeooo:paragraph-rsid="004085e9" style:font-weight-asian="normal" style:font-weight-complex="normal"/>
    </style:style>
    <style:style style:name="P30" style:family="paragraph" style:parent-style-name="Heading_20_2">
      <style:text-properties officeooo:rsid="00247a5e" officeooo:paragraph-rsid="00247a5e"/>
    </style:style>
    <style:style style:name="P31" style:family="paragraph" style:parent-style-name="Heading_20_2">
      <style:paragraph-properties fo:break-before="page"/>
      <style:text-properties officeooo:rsid="003d812b" officeooo:paragraph-rsid="003d812b"/>
    </style:style>
    <style:style style:name="T1" style:family="text">
      <style:text-properties style:text-line-through-style="none" style:text-line-through-type="none" officeooo:rsid="001f480f"/>
    </style:style>
    <style:style style:name="T2" style:family="text">
      <style:text-properties style:text-line-through-style="none" style:text-line-through-type="none" officeooo:rsid="001ff3ab"/>
    </style:style>
    <style:style style:name="T3" style:family="text">
      <style:text-properties style:text-line-through-style="none" style:text-line-through-type="none" style:font-name="Liberation Sans" fo:font-size="18pt" officeooo:rsid="0022912d" style:font-name-asian="Nimbus Sans" style:font-size-asian="18pt" style:font-name-complex="Noto Sans Devanagari" style:font-size-complex="18pt"/>
    </style:style>
    <style:style style:name="T4" style:family="text">
      <style:text-properties fo:color="#000000" loext:opacity="100%" style:font-name="Monospace" fo:font-size="10pt" officeooo:rsid="00247a5e" fo:background-color="#e8f2fe" loext:char-shading-value="0" style:font-size-asian="10pt"/>
    </style:style>
    <style:style style:name="T5" style:family="text">
      <style:text-properties fo:color="#000000" loext:opacity="100%" style:font-name="Monospace" fo:font-size="10pt" officeooo:rsid="00273c4e" fo:background-color="#e8f2fe" loext:char-shading-value="0" style:font-size-asian="10pt"/>
    </style:style>
    <style:style style:name="T6" style:family="text">
      <style:text-properties officeooo:rsid="0028d475"/>
    </style:style>
    <style:style style:name="T7" style:family="text">
      <style:text-properties officeooo:rsid="0028f967"/>
    </style:style>
    <style:style style:name="T8" style:family="text">
      <style:text-properties officeooo:rsid="002bffda"/>
    </style:style>
    <style:style style:name="T9" style:family="text">
      <style:text-properties officeooo:rsid="002c933b"/>
    </style:style>
    <style:style style:name="T10" style:family="text">
      <style:text-properties fo:font-style="italic" officeooo:rsid="002c933b" style:font-style-asian="italic" style:font-style-complex="italic"/>
    </style:style>
    <style:style style:name="T11" style:family="text">
      <style:text-properties fo:font-style="normal" officeooo:rsid="002c933b" style:font-style-asian="normal" style:font-style-complex="normal"/>
    </style:style>
    <style:style style:name="T12" style:family="text">
      <style:text-properties fo:font-style="normal" officeooo:rsid="002f411c" style:font-style-asian="normal" style:font-style-complex="normal"/>
    </style:style>
    <style:style style:name="T13" style:family="text">
      <style:text-properties officeooo:rsid="002dcda3"/>
    </style:style>
    <style:style style:name="T14" style:family="text">
      <style:text-properties officeooo:rsid="002feeb9"/>
    </style:style>
    <style:style style:name="T15" style:family="text">
      <style:text-properties officeooo:rsid="0030ff2d"/>
    </style:style>
    <style:style style:name="T16" style:family="text">
      <style:text-properties officeooo:rsid="0032aa58"/>
    </style:style>
    <style:style style:name="T17" style:family="text">
      <style:text-properties officeooo:rsid="0033b27f"/>
    </style:style>
    <style:style style:name="T18" style:family="text">
      <style:text-properties officeooo:rsid="00358ef4"/>
    </style:style>
    <style:style style:name="T19" style:family="text">
      <style:text-properties officeooo:rsid="0038ecf1"/>
    </style:style>
    <style:style style:name="T20" style:family="text">
      <style:text-properties officeooo:rsid="003ad366"/>
    </style:style>
    <style:style style:name="T21" style:family="text">
      <style:text-properties officeooo:rsid="003c36ab"/>
    </style:style>
    <style:style style:name="T22" style:family="text">
      <style:text-properties officeooo:rsid="003d812b"/>
    </style:style>
    <style:style style:name="T23" style:family="text">
      <style:text-properties officeooo:rsid="003dcf06"/>
    </style:style>
    <style:style style:name="T24" style:family="text">
      <style:text-properties fo:font-weight="normal" style:font-weight-asian="normal" style:font-weight-complex="normal"/>
    </style:style>
    <style:style style:name="T25" style:family="text">
      <style:text-properties fo:font-weight="normal" officeooo:rsid="0042b04e" style:font-weight-asian="normal" style:font-weight-complex="normal"/>
    </style:style>
    <style:style style:name="T26" style:family="text">
      <style:text-properties fo:font-weight="bold" officeooo:rsid="003fc5d3" style:font-weight-asian="bold" style:font-weight-complex="bold"/>
    </style:style>
    <style:style style:name="T27" style:family="text">
      <style:text-properties fo:font-weight="bold" officeooo:rsid="003f6752" style:font-weight-asian="bold" style:font-weight-complex="bold"/>
    </style:style>
    <style:style style:name="T28" style:family="text">
      <style:text-properties officeooo:rsid="0044ec31"/>
    </style:style>
    <style:style style:name="T29" style:family="text">
      <style:text-properties officeooo:rsid="0045dbd5"/>
    </style:style>
    <style:style style:name="T30" style:family="text">
      <style:text-properties officeooo:rsid="00476e1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IA</text:p>
      <text:p text:style-name="P3"/>
      <text:p text:style-name="P2"><text:span text:style-name="T1">- </text:span><text:span text:style-name="T2">práctica </text:span><text:span text:style-name="T3">1</text:span><text:span text:style-name="T1"> -</text:span></text:p>
      <text:p text:style-name="Subtitle"/>
      <text:p text:style-name="P1">Por: </text:p>
      <text:p text:style-name="P1">Diego Caballé Casanova (738712)</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4"/>
      <text:p text:style-name="P4"/>
      <text:p text:style-name="P4"/>
      <text:p text:style-name="P4"/>
      <text:h text:style-name="P30" text:outline-level="2"><text:soft-page-break/>Apartado 2 Terminación de los algoritmos.</text:h>
      <text:p text:style-name="P8"/>
      <text:p text:style-name="P7">Los algoritmos que no han conseguido terminarme son los siguientes: </text:p>
      <text:p text:style-name="P23"><text:span text:style-name="T4">DepthFirstSearc</text:span><text:span text:style-name="T5">h</text:span></text:p>
      <text:p text:style-name="P24">BreadthFirstSearch</text:p>
      <text:p text:style-name="P25">UniformCostSearch</text:p>
      <text:p text:style-name="P25">IterativeDeepeningSearch</text:p>
      <text:p text:style-name="P25"/>
      <text:p text:style-name="P9"><text:span text:style-name="T6">En los dos primeros tipos de búsqueda, el problema ha sido la búsqueda en árbol, ya que como sabemos de la teoría, este típo de búsqueda no nos asegura la terminación, dado que al expandir continuamente los nodos y permitir repeticiones, se puede quedar en un bucle infinito. </text:span><text:span text:style-name="T7">Este bucle infinito, en tiempo infinito nos da un error de memoria, ya que la expansión de nodos va ocupando memoria.</text:span></text:p>
      <text:p text:style-name="P10"><text:span text:style-name="T8">En el caso de coste uniforme, nuestro problema es que los pasos no tienen un peso, es decir, no cuesta más subir el gap hacia arriba que hacia cualquier otra dirección. </text:span><text:span text:style-name="T13">Al basarse, UC, </text:span><text:span text:style-name="T9">en ir escogiendo el camino que tiene “mejor pinta” en términos de coste, cuando el problema es amplio (con un tablero </text:span><text:span text:style-name="T10">extreme), </text:span><text:span text:style-name="T11">el algoritmo se queda comprobando todos los caminos, dandonos un </text:span><text:span text:style-name="T12">error</text:span><text:span text:style-name="T11"> en tiempo.</text:span></text:p>
      <text:p text:style-name="P26"/>
      <text:p text:style-name="P11"><text:span text:style-name="T14">En el caso de IDS, tenemos el mismo problema que en las búsquedas con árbol, nos ha generado un bucle infinito que no llegará a terminar en tiempo asequible. </text:span><text:span text:style-name="T15">Pero, mientras que DFS </text:span><text:span text:style-name="T16">ha fallado en problemas pequeños, como era el problem3 definido en el código, IDS ha conseguido resolverlo, pues la profundidad a la que se encontraba la solución era pequeña, pero cuando la profundidad a la que se encuentra la solución es alta, IDS no consigue terminar </text:span><text:span text:style-name="T19">en un tiempo aceptable</text:span><text:span text:style-name="T16">, </text:span><text:span text:style-name="T17">ya que a nivel práctic</text:span><text:span text:style-name="T18">o</text:span><text:span text:style-name="T17">, el factor de ramificación es muy elevado</text:span><text:span text:style-name="T16">.</text:span></text:p>
      <text:p text:style-name="P11"/>
      <text:p text:style-name="P12">Otra comprobación es como DLS responde si ponemos bien el límite al que tiene que buscar y la ausencia de frontera <text:span text:style-name="T20">pues va generando el árbol entero en y para en la profundidad especificada</text:span>.</text:p>
      <text:p text:style-name="P12"/>
      <text:p text:style-name="P13">Los que mejor respuesta han tenido han sido los de anchura y la versión en grafo, tanto por asegurarnos la terminación, como por conseguir <text:span text:style-name="T21">la versión más optima. El mayor inconveniente es la memoria, pero en estos tiempos (y estos problemas relativamente pequeños) no supone</text:span><text:span text:style-name="T30">n</text:span><text:span text:style-name="T21"> tanto problema como la no terminación, por ejemplo.</text:span></text:p>
      <text:h text:style-name="P31" text:outline-level="2">Apartado 5 Fichas</text:h>
      <text:p text:style-name="P15"/>
      <text:p text:style-name="P14">Dado que el problema de los misioneros ya se ha resuelto en clase, explicaré mi solución al problema de las Fichas.</text:p>
      <text:p text:style-name="P14"/>
      <text:p text:style-name="P20"><text:span text:style-name="T26">Representación del e</text:span><text:span text:style-name="T27">stado </text:span></text:p>
      <text:p text:style-name="P18">tendremos 6 fichas de dos tipos distribuidas de la siguiente manera:</text:p>
      <text:p text:style-name="P18">V V V <text:s/>B B B</text:p>
      <text:p text:style-name="P18">Esta idea se ha representado en el código con un vector de enteros de la siguiente manera:</text:p>
      <text:p text:style-name="P18">1 1 1 0 2 2 2</text:p>
      <text:p text:style-name="P18">A partir de este estado inicial tendremos que el estado final es:</text:p>
      <text:p text:style-name="P18">2 2 2 0 1 1 1</text:p>
      <text:p text:style-name="P16">Operadores</text:p>
      <text:p text:style-name="P15"><text:span text:style-name="T22">Sólo se permiten 3 movimientos, el paso de una ficha al hueco pasando por encima de ninguna, 1 o 2 fichas. </text:span><text:span text:style-name="T23">Estos 3 movimientos se pueden hacer más sencillos para la programación entendiendo que el hueco se puede mover hacia izquierda o derecha 1, 2 o 3 posiciones en el tablero. </text:span><text:span text:style-name="T29">L</text:span><text:span text:style-name="T28">os </text:span><text:span text:style-name="T29">distintos </text:span><text:span text:style-name="T28">movimientos no tienen distintos costes</text:span><text:span text:style-name="T23">.</text:span></text:p>
      <text:p text:style-name="P28"/>
      <text:p text:style-name="P29">Estos movimientos podrán realizarse siempre que aseguren que no se van a salir de los límites establecidos en la representación del estado, es decir, que un movimiento no pretenda acceder a un indice &gt; 6 o &lt; 0.</text:p>
      <text:p text:style-name="P29"/>
      <text:p text:style-name="P21"><text:span text:style-name="T24">Una vez que un movimiento se pueda realizar se intercambiará la ficha por el hueco </text:span><text:span text:style-name="T25">cambiando a otro estado diferente</text:span><text:span text:style-name="T24">.</text:span></text:p>
      <text:p text:style-name="P17"/>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imbus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font-name-asian="Nimbus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ractica</dc:title>
    <meta:editing-duration>PT2H15M39S</meta:editing-duration>
    <meta:editing-cycles>31</meta:editing-cycles>
    <meta:generator>LibreOffice/7.0.1.2$Linux_X86_64 LibreOffice_project/00$Build-2</meta:generator>
    <meta:creation-date>2020-10-22T17:24:06.094510278</meta:creation-date>
    <dc:date>2020-10-22T20:11:38.351765417</dc:date>
    <meta:document-statistic meta:table-count="0" meta:image-count="0" meta:object-count="0" meta:page-count="3" meta:paragraph-count="28" meta:word-count="554" meta:character-count="3170" meta:non-whitespace-character-count="2640"/>
    <meta:template xlink:type="simple" xlink:actuate="onRequest" xlink:title="practica" xlink:href="../../practica1.odt" meta:date="2020-10-22T17:24:04.052765445"/>
  </office:meta>
</office:document-meta>
</file>